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928204F959EF38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9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928204F959EF38C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verraden gearresteerd</text:span></text:p>
            <text:p text:style-name="P3"><text:span text:style-name="T2">(Johannes 18:1-14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4:58.336000000</dc:date>
    <meta:editing-duration>PT2H24M26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